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5.105cm"/>
    </style:style>
    <style:style style:name="co23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1.053cm"/>
    </style:style>
    <style:style style:name="co16" style:family="table-column">
      <style:table-column-properties fo:break-before="auto" style:column-width="1.275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0.831cm"/>
    </style:style>
    <style:style style:name="co20" style:family="table-column">
      <style:table-column-properties fo:break-before="auto" style:column-width="1.663cm"/>
    </style:style>
    <style:style style:name="co24" style:family="table-column">
      <style:table-column-properties fo:break-before="auto" style:column-width="1.081cm"/>
    </style:style>
    <style:style style:name="co25" style:family="table-column">
      <style:table-column-properties fo:break-before="auto" style:column-width="1.692cm"/>
    </style:style>
    <style:style style:name="co26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4.85">
            <text:p>14.850</text:p>
          </table:table-cell>
          <table:table-cell office:value-type="float" office:value="10">
            <text:p>10</text:p>
          </table:table-cell>
          <table:table-cell table:formula="of:=[.C3]*1.01" office:value-type="float" office:value="16.4036385623564">
            <text:p>16.4036</text:p>
          </table:table-cell>
          <table:table-cell table:style-name="ce6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4.9013524717971">
            <text:p>14.901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43.2680486523569">
            <text:p>43.2680</text:p>
          </table:table-cell>
          <table:table-cell table:style-name="ce6" office:value-type="float" office:value="26.72">
            <text:p>26.7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9.5155031909874">
            <text:p>29.5155</text:p>
          </table:table-cell>
          <table:table-cell table:style-name="ce6" office:value-type="float" office:value="15.38">
            <text:p>15.38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16.9890882888243">
            <text:p>16.9891</text:p>
          </table:table-cell>
          <table:table-cell table:style-name="ce6" office:value-type="float" office:value="85.05">
            <text:p>85.05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93.9481117662229">
            <text:p>93.9481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4.85">
            <text:p>14.8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6.2412262993628">
            <text:p>16.2412</text:p>
          </table:table-cell>
          <table:table-cell table:style-name="ce7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4.753814328512">
            <text:p>14.7538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42.8396521310464">
            <text:p>42.8397</text:p>
          </table:table-cell>
          <table:table-cell table:style-name="ce7" table:formula="of:=[.S2]" office:value-type="float" office:value="26.72">
            <text:p>26.7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9.2232704861261">
            <text:p>29.2233</text:p>
          </table:table-cell>
          <table:table-cell table:style-name="ce7" table:formula="of:=[.V2]" office:value-type="float" office:value="15.38">
            <text:p>15.38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16.8208794938855">
            <text:p>16.8209</text:p>
          </table:table-cell>
          <table:table-cell table:style-name="ce7" table:formula="of:=[.Y2]" office:value-type="float" office:value="85.05">
            <text:p>85.05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93.0179324418049">
            <text:p>93.017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4.85">
            <text:p>14.8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6.080422078577">
            <text:p>16.0804</text:p>
          </table:table-cell>
          <table:table-cell table:style-name="ce7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4.6077369589228">
            <text:p>14.6077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42.4154971594519">
            <text:p>42.4155</text:p>
          </table:table-cell>
          <table:table-cell table:style-name="ce7" table:formula="of:=[.S3]" office:value-type="float" office:value="26.72">
            <text:p>26.7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8.9339311743823">
            <text:p>28.9339</text:p>
          </table:table-cell>
          <table:table-cell table:style-name="ce7" table:formula="of:=[.V3]" office:value-type="float" office:value="15.38">
            <text:p>15.38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16.6543361325599">
            <text:p>16.6543</text:p>
          </table:table-cell>
          <table:table-cell table:style-name="ce7" table:formula="of:=[.Y3]" office:value-type="float" office:value="85.05">
            <text:p>85.05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92.0969628136682">
            <text:p>92.0970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4.85">
            <text:p>14.8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5.9212099787891">
            <text:p>15.9212</text:p>
          </table:table-cell>
          <table:table-cell table:style-name="ce7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4.4631058999236">
            <text:p>14.463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41.9955417420316">
            <text:p>41.9955</text:p>
          </table:table-cell>
          <table:table-cell table:style-name="ce7" table:formula="of:=[.S4]" office:value-type="float" office:value="26.72">
            <text:p>26.7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8.6474566082993">
            <text:p>28.6475</text:p>
          </table:table-cell>
          <table:table-cell table:style-name="ce7" table:formula="of:=[.V4]" office:value-type="float" office:value="15.38">
            <text:p>15.38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16.4894417154058">
            <text:p>16.4894</text:p>
          </table:table-cell>
          <table:table-cell table:style-name="ce7" table:formula="of:=[.Y4]" office:value-type="float" office:value="85.05">
            <text:p>85.05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91.1851116967012">
            <text:p>91.1851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4.85">
            <text:p>14.8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5.7635742364249">
            <text:p>15.7636</text:p>
          </table:table-cell>
          <table:table-cell table:style-name="ce7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4.3199068316075">
            <text:p>14.3199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41.5797442990412">
            <text:p>41.5797</text:p>
          </table:table-cell>
          <table:table-cell table:style-name="ce7" table:formula="of:=[.S5]" office:value-type="float" office:value="26.72">
            <text:p>26.7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8.3638184240587">
            <text:p>28.3638</text:p>
          </table:table-cell>
          <table:table-cell table:style-name="ce7" table:formula="of:=[.V5]" office:value-type="float" office:value="15.38">
            <text:p>15.38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16.3261799162434">
            <text:p>16.3262</text:p>
          </table:table-cell>
          <table:table-cell table:style-name="ce7" table:formula="of:=[.Y5]" office:value-type="float" office:value="85.05">
            <text:p>85.05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90.282288808615">
            <text:p>90.2823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4.85">
            <text:p>14.85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5.607499243985">
            <text:p>15.6075</text:p>
          </table:table-cell>
          <table:table-cell table:style-name="ce7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4.178125575849">
            <text:p>14.1781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41.168063662417">
            <text:p>41.1681</text:p>
          </table:table-cell>
          <table:table-cell table:style-name="ce7" table:formula="of:=[.S6]" office:value-type="float" office:value="26.72">
            <text:p>26.7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8.082988538672">
            <text:p>28.0830</text:p>
          </table:table-cell>
          <table:table-cell table:style-name="ce7" table:formula="of:=[.V6]" office:value-type="float" office:value="15.38">
            <text:p>15.38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16.164534570538">
            <text:p>16.1645</text:p>
          </table:table-cell>
          <table:table-cell table:style-name="ce7" table:formula="of:=[.Y6]" office:value-type="float" office:value="85.05">
            <text:p>85.05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89.388404761005">
            <text:p>89.388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4.85">
            <text:p>14.8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5.4529695485">
            <text:p>15.4530</text:p>
          </table:table-cell>
          <table:table-cell table:style-name="ce7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4.0377480949">
            <text:p>14.0377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40.7604590717">
            <text:p>40.7605</text:p>
          </table:table-cell>
          <table:table-cell table:style-name="ce7" table:formula="of:=[.S7]" office:value-type="float" office:value="26.72">
            <text:p>26.7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7.8049391472">
            <text:p>27.8049</text:p>
          </table:table-cell>
          <table:table-cell table:style-name="ce7" table:formula="of:=[.V7]" office:value-type="float" office:value="15.38">
            <text:p>15.38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16.0044896738">
            <text:p>16.0045</text:p>
          </table:table-cell>
          <table:table-cell table:style-name="ce7" table:formula="of:=[.Y7]" office:value-type="float" office:value="85.05">
            <text:p>85.05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88.5033710505">
            <text:p>88.5034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4.85">
            <text:p>14.8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5.29996985">
            <text:p>15.3000</text:p>
          </table:table-cell>
          <table:table-cell table:style-name="ce7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3.89876049">
            <text:p>13.8988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40.35689017">
            <text:p>40.3569</text:p>
          </table:table-cell>
          <table:table-cell table:style-name="ce7" table:formula="of:=[.S8]" office:value-type="float" office:value="26.72">
            <text:p>26.7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7.52964272">
            <text:p>27.5296</text:p>
          </table:table-cell>
          <table:table-cell table:style-name="ce7" table:formula="of:=[.V8]" office:value-type="float" office:value="15.38">
            <text:p>15.38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15.84602938">
            <text:p>15.8460</text:p>
          </table:table-cell>
          <table:table-cell table:style-name="ce7" table:formula="of:=[.Y8]" office:value-type="float" office:value="85.05">
            <text:p>85.05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87.62710005">
            <text:p>87.6271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4.85">
            <text:p>14.85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5.148485">
            <text:p>15.1485</text:p>
          </table:table-cell>
          <table:table-cell table:style-name="ce7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3.761149">
            <text:p>13.7611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39.957317">
            <text:p>39.9573</text:p>
          </table:table-cell>
          <table:table-cell table:style-name="ce7" table:formula="of:=[.S9]" office:value-type="float" office:value="26.72">
            <text:p>26.7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7.257072">
            <text:p>27.2571</text:p>
          </table:table-cell>
          <table:table-cell table:style-name="ce7" table:formula="of:=[.V9]" office:value-type="float" office:value="15.38">
            <text:p>15.38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15.689138">
            <text:p>15.6891</text:p>
          </table:table-cell>
          <table:table-cell table:style-name="ce7" table:formula="of:=[.Y9]" office:value-type="float" office:value="85.05">
            <text:p>85.05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86.759505">
            <text:p>86.7595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4.85">
            <text:p>14.85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4.9985">
            <text:p>14.9985</text:p>
          </table:table-cell>
          <table:table-cell table:style-name="ce7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3.6249">
            <text:p>13.6249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39.5617">
            <text:p>39.5617</text:p>
          </table:table-cell>
          <table:table-cell table:style-name="ce7" table:formula="of:=[.S10]" office:value-type="float" office:value="26.72">
            <text:p>26.7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6.9872">
            <text:p>26.9872</text:p>
          </table:table-cell>
          <table:table-cell table:style-name="ce7" table:formula="of:=[.V10]" office:value-type="float" office:value="15.38">
            <text:p>15.38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15.5338">
            <text:p>15.5338</text:p>
          </table:table-cell>
          <table:table-cell table:style-name="ce7" table:formula="of:=[.Y10]" office:value-type="float" office:value="85.05">
            <text:p>85.05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85.9005">
            <text:p>85.9005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4.85">
            <text:p>14.85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4.85">
            <text:p>14.8500</text:p>
          </table:table-cell>
          <table:table-cell table:style-name="ce7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3.49">
            <text:p>13.49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39.17">
            <text:p>39.1700</text:p>
          </table:table-cell>
          <table:table-cell table:style-name="ce7" table:formula="of:=[.S11]" office:value-type="float" office:value="26.72">
            <text:p>26.7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6.72">
            <text:p>26.7200</text:p>
          </table:table-cell>
          <table:table-cell table:style-name="ce7" table:formula="of:=[.V11]" office:value-type="float" office:value="15.38">
            <text:p>15.38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15.38">
            <text:p>15.3800</text:p>
          </table:table-cell>
          <table:table-cell table:style-name="ce7" table:formula="of:=[.Y11]" office:value-type="float" office:value="85.05">
            <text:p>85.05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85.05">
            <text:p>85.05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4.85">
            <text:p>14.85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4.7029702970297">
            <text:p>14.7030</text:p>
          </table:table-cell>
          <table:table-cell table:style-name="ce7" table:formula="of:=[.D12]" office:value-type="float" office:value="13.49">
            <text:p>13.49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3.3564356435644">
            <text:p>13.3564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39.17">
            <text:p>39.17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38.7821782178218">
            <text:p>38.7822</text:p>
          </table:table-cell>
          <table:table-cell table:style-name="ce7" table:formula="of:=[.S12]" office:value-type="float" office:value="26.72">
            <text:p>26.7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6.4554455445545">
            <text:p>26.4554</text:p>
          </table:table-cell>
          <table:table-cell table:style-name="ce7" table:formula="of:=[.V12]" office:value-type="float" office:value="15.38">
            <text:p>15.38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15.2277227722772">
            <text:p>15.2277</text:p>
          </table:table-cell>
          <table:table-cell table:style-name="ce7" table:formula="of:=[.Y12]" office:value-type="float" office:value="85.05">
            <text:p>85.05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84.2079207920792">
            <text:p>84.2079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4.85">
            <text:p>14.85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4.5573963336928">
            <text:p>14.5574</text:p>
          </table:table-cell>
          <table:table-cell table:style-name="ce7" table:formula="of:=[.D13]" office:value-type="float" office:value="13.49">
            <text:p>13.49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3.2241937064994">
            <text:p>13.2242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39.17">
            <text:p>39.17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38.3981962552691">
            <text:p>38.3982</text:p>
          </table:table-cell>
          <table:table-cell table:style-name="ce7" table:formula="of:=[.S13]" office:value-type="float" office:value="26.72">
            <text:p>26.7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6.1935104401529">
            <text:p>26.1935</text:p>
          </table:table-cell>
          <table:table-cell table:style-name="ce7" table:formula="of:=[.V13]" office:value-type="float" office:value="15.38">
            <text:p>15.38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15.0769532398784">
            <text:p>15.0770</text:p>
          </table:table-cell>
          <table:table-cell table:style-name="ce7" table:formula="of:=[.Y13]" office:value-type="float" office:value="85.05">
            <text:p>85.05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83.3741790020586">
            <text:p>83.3742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4.85">
            <text:p>14.8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4.4132636967255">
            <text:p>14.4133</text:p>
          </table:table-cell>
          <table:table-cell table:style-name="ce7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3.0932610955439">
            <text:p>13.0933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38.0180160943258">
            <text:p>38.0180</text:p>
          </table:table-cell>
          <table:table-cell table:style-name="ce7" table:formula="of:=[.S14]" office:value-type="float" office:value="26.72">
            <text:p>26.7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5.9341687526267">
            <text:p>25.9342</text:p>
          </table:table-cell>
          <table:table-cell table:style-name="ce7" table:formula="of:=[.V14]" office:value-type="float" office:value="15.38">
            <text:p>15.38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14.9276764751272">
            <text:p>14.9277</text:p>
          </table:table-cell>
          <table:table-cell table:style-name="ce7" table:formula="of:=[.Y14]" office:value-type="float" office:value="85.05">
            <text:p>85.05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82.5486920812462">
            <text:p>82.5487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4.85">
            <text:p>14.8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4.2705581155698">
            <text:p>14.2706</text:p>
          </table:table-cell>
          <table:table-cell table:style-name="ce7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2.9636248470732">
            <text:p>12.9636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37.6416000933919">
            <text:p>37.6416</text:p>
          </table:table-cell>
          <table:table-cell table:style-name="ce7" table:formula="of:=[.S15]" office:value-type="float" office:value="26.72">
            <text:p>26.7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5.6773948045808">
            <text:p>25.6774</text:p>
          </table:table-cell>
          <table:table-cell table:style-name="ce7" table:formula="of:=[.V15]" office:value-type="float" office:value="15.38">
            <text:p>15.38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4.7798776981457">
            <text:p>14.7799</text:p>
          </table:table-cell>
          <table:table-cell table:style-name="ce7" table:formula="of:=[.Y15]" office:value-type="float" office:value="85.05">
            <text:p>85.05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81.7313782982635">
            <text:p>81.7314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4.85">
            <text:p>14.85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4.1292654609602">
            <text:p>14.1293</text:p>
          </table:table-cell>
          <table:table-cell table:style-name="ce7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2.835272125815">
            <text:p>12.8353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37.2689109835563">
            <text:p>37.2689</text:p>
          </table:table-cell>
          <table:table-cell table:style-name="ce7" table:formula="of:=[.S16]" office:value-type="float" office:value="26.72">
            <text:p>26.7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25.4231631728523">
            <text:p>25.4232</text:p>
          </table:table-cell>
          <table:table-cell table:style-name="ce7" table:formula="of:=[.V16]" office:value-type="float" office:value="15.38">
            <text:p>15.38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4.6335422753918">
            <text:p>14.6335</text:p>
          </table:table-cell>
          <table:table-cell table:style-name="ce7" table:formula="of:=[.Y16]" office:value-type="float" office:value="85.05">
            <text:p>85.05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80.922156730954">
            <text:p>80.922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4.85">
            <text:p>14.8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989371743525">
            <text:p>13.9894</text:p>
          </table:table-cell>
          <table:table-cell table:style-name="ce7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2.7081902235793">
            <text:p>12.7082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36.8999118649073">
            <text:p>36.8999</text:p>
          </table:table-cell>
          <table:table-cell table:style-name="ce7" table:formula="of:=[.S17]" office:value-type="float" office:value="26.72">
            <text:p>26.7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25.1714486859924">
            <text:p>25.1714</text:p>
          </table:table-cell>
          <table:table-cell table:style-name="ce7" table:formula="of:=[.V17]" office:value-type="float" office:value="15.38">
            <text:p>15.38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4.4886557182097">
            <text:p>14.4887</text:p>
          </table:table-cell>
          <table:table-cell table:style-name="ce7" table:formula="of:=[.Y17]" office:value-type="float" office:value="85.05">
            <text:p>85.05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80.1209472583703">
            <text:p>80.1209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4.85">
            <text:p>14.8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3.850863112401">
            <text:p>13.8509</text:p>
          </table:table-cell>
          <table:table-cell table:style-name="ce7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2.5823665579993">
            <text:p>12.5824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36.5345662028785">
            <text:p>36.5346</text:p>
          </table:table-cell>
          <table:table-cell table:style-name="ce7" table:formula="of:=[.S18]" office:value-type="float" office:value="26.72">
            <text:p>26.7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24.9222264217747">
            <text:p>24.9222</text:p>
          </table:table-cell>
          <table:table-cell table:style-name="ce7" table:formula="of:=[.V18]" office:value-type="float" office:value="15.38">
            <text:p>15.38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4.3452036813957">
            <text:p>14.3452</text:p>
          </table:table-cell>
          <table:table-cell table:style-name="ce7" table:formula="of:=[.Y18]" office:value-type="float" office:value="85.05">
            <text:p>85.05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79.3276705528419">
            <text:p>79.327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4.85">
            <text:p>14.8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3.7137258538623">
            <text:p>13.7137</text:p>
          </table:table-cell>
          <table:table-cell table:style-name="ce7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2.4577886712864">
            <text:p>12.4578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36.1728378246322">
            <text:p>36.1728</text:p>
          </table:table-cell>
          <table:table-cell table:style-name="ce7" table:formula="of:=[.S19]" office:value-type="float" office:value="26.72">
            <text:p>26.7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24.6754717047274">
            <text:p>24.6755</text:p>
          </table:table-cell>
          <table:table-cell table:style-name="ce7" table:formula="of:=[.V19]" office:value-type="float" office:value="15.38">
            <text:p>15.38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4.203171961778">
            <text:p>14.2032</text:p>
          </table:table-cell>
          <table:table-cell table:style-name="ce7" table:formula="of:=[.Y19]" office:value-type="float" office:value="85.05">
            <text:p>85.05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78.5422480721207">
            <text:p>78.5422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4.85">
            <text:p>14.8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3.5779463899627">
            <text:p>13.5779</text:p>
          </table:table-cell>
          <table:table-cell table:style-name="ce7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2.3344442289964">
            <text:p>12.3344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35.8146909154774">
            <text:p>35.8147</text:p>
          </table:table-cell>
          <table:table-cell table:style-name="ce7" table:formula="of:=[.S20]" office:value-type="float" office:value="26.72">
            <text:p>26.7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24.4311601036905">
            <text:p>24.4312</text:p>
          </table:table-cell>
          <table:table-cell table:style-name="ce7" table:formula="of:=[.V20]" office:value-type="float" office:value="15.38">
            <text:p>15.38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4.0625464968099">
            <text:p>14.0625</text:p>
          </table:table-cell>
          <table:table-cell table:style-name="ce7" table:formula="of:=[.Y20]" office:value-type="float" office:value="85.05">
            <text:p>85.05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77.7646020516046">
            <text:p>77.7646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4.85">
            <text:p>14.8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3.4435112771908">
            <text:p>13.4435</text:p>
          </table:table-cell>
          <table:table-cell table:style-name="ce7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2.2123210188083">
            <text:p>12.2123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35.4600900153241">
            <text:p>35.4601</text:p>
          </table:table-cell>
          <table:table-cell table:style-name="ce7" table:formula="of:=[.S21]" office:value-type="float" office:value="26.72">
            <text:p>26.7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24.1892674293965">
            <text:p>24.1893</text:p>
          </table:table-cell>
          <table:table-cell table:style-name="ce7" table:formula="of:=[.V21]" office:value-type="float" office:value="15.38">
            <text:p>15.38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3.9233133631781">
            <text:p>13.9233</text:p>
          </table:table-cell>
          <table:table-cell table:style-name="ce7" table:formula="of:=[.Y21]" office:value-type="float" office:value="85.05">
            <text:p>85.05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76.9946554966382">
            <text:p>76.994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5">
            <text:p>13.500</text:p>
          </table:table-cell>
          <table:table-cell office:value-type="float" office:value="10">
            <text:p>10</text:p>
          </table:table-cell>
          <table:table-cell table:formula="of:=[.C26]*1.01" office:value-type="float" office:value="14.9123986930513">
            <text:p>14.9124</text:p>
          </table:table-cell>
          <table:table-cell table:style-name="ce6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2.6447535709297">
            <text:p>22.6448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705">
            <text:p>1.705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8833807238261">
            <text:p>1.8834</text:p>
          </table:table-cell>
          <table:table-cell table:style-name="ce6" office:value-type="float" office:value="1.543">
            <text:p>1.543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70443193950949">
            <text:p>1.7044</text:p>
          </table:table-cell>
          <table:table-cell table:style-name="ce6" office:value-type="float" office:value="1.604">
            <text:p>1.604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77181388915957">
            <text:p>1.7718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3.5">
            <text:p>13.50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4.7647511812389">
            <text:p>14.7648</text:p>
          </table:table-cell>
          <table:table-cell table:style-name="ce7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2.4205480900294">
            <text:p>22.4205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705">
            <text:p>1.705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86473338992684">
            <text:p>1.8647</text:p>
          </table:table-cell>
          <table:table-cell table:style-name="ce7" table:formula="of:=[.V25]" office:value-type="float" office:value="1.543">
            <text:p>1.543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8755637575197">
            <text:p>1.6876</text:p>
          </table:table-cell>
          <table:table-cell table:style-name="ce7" table:formula="of:=[.Y25]" office:value-type="float" office:value="1.604">
            <text:p>1.604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75427117738572">
            <text:p>1.754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3.5">
            <text:p>13.50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4.6185655259791">
            <text:p>14.6186</text:p>
          </table:table-cell>
          <table:table-cell table:style-name="ce7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2.1985624653756">
            <text:p>22.1986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705">
            <text:p>1.705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84627068309588">
            <text:p>1.8463</text:p>
          </table:table-cell>
          <table:table-cell table:style-name="ce7" table:formula="of:=[.V26]" office:value-type="float" office:value="1.543">
            <text:p>1.543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7084789678413">
            <text:p>1.6708</text:p>
          </table:table-cell>
          <table:table-cell table:style-name="ce7" table:formula="of:=[.Y26]" office:value-type="float" office:value="1.604">
            <text:p>1.604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73690215582744">
            <text:p>1.7369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3.5">
            <text:p>13.50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4.4738272534446">
            <text:p>14.4738</text:p>
          </table:table-cell>
          <table:table-cell table:style-name="ce7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1.9787747181937">
            <text:p>21.978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705">
            <text:p>1.705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82799077534245">
            <text:p>1.8280</text:p>
          </table:table-cell>
          <table:table-cell table:style-name="ce7" table:formula="of:=[.V27]" office:value-type="float" office:value="1.543">
            <text:p>1.543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5430484830112">
            <text:p>1.6543</text:p>
          </table:table-cell>
          <table:table-cell table:style-name="ce7" table:formula="of:=[.Y27]" office:value-type="float" office:value="1.604">
            <text:p>1.604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71970510477964">
            <text:p>1.7197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3.5">
            <text:p>13.50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4.3305220331135">
            <text:p>14.3305</text:p>
          </table:table-cell>
          <table:table-cell table:style-name="ce7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1.7611630873205">
            <text:p>21.7612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705">
            <text:p>1.705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80989185677471">
            <text:p>1.8099</text:p>
          </table:table-cell>
          <table:table-cell table:style-name="ce7" table:formula="of:=[.V28]" office:value-type="float" office:value="1.543">
            <text:p>1.543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3792559237734">
            <text:p>1.6379</text:p>
          </table:table-cell>
          <table:table-cell table:style-name="ce7" table:formula="of:=[.Y28]" office:value-type="float" office:value="1.604">
            <text:p>1.604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702678321564">
            <text:p>1.7027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3.5">
            <text:p>13.50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4.18863567635">
            <text:p>14.1886</text:p>
          </table:table-cell>
          <table:table-cell table:style-name="ce7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1.54570602705">
            <text:p>21.5457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705">
            <text:p>1.705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7919721354205">
            <text:p>1.7920</text:p>
          </table:table-cell>
          <table:table-cell table:style-name="ce7" table:formula="of:=[.V29]" office:value-type="float" office:value="1.543">
            <text:p>1.543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6217085073043">
            <text:p>1.6217</text:p>
          </table:table-cell>
          <table:table-cell table:style-name="ce7" table:formula="of:=[.Y29]" office:value-type="float" office:value="1.604">
            <text:p>1.604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6858201203604">
            <text:p>1.6858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3.5">
            <text:p>13.50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048154135">
            <text:p>14.0482</text:p>
          </table:table-cell>
          <table:table-cell table:style-name="ce7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1.332382205">
            <text:p>21.3324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705">
            <text:p>1.705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77422983705">
            <text:p>1.7742</text:p>
          </table:table-cell>
          <table:table-cell table:style-name="ce7" table:formula="of:=[.V30]" office:value-type="float" office:value="1.543">
            <text:p>1.543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60565198743">
            <text:p>1.6057</text:p>
          </table:table-cell>
          <table:table-cell table:style-name="ce7" table:formula="of:=[.Y30]" office:value-type="float" office:value="1.604">
            <text:p>1.604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66912883204">
            <text:p>1.6691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3.5">
            <text:p>13.50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3.9090635">
            <text:p>13.9091</text:p>
          </table:table-cell>
          <table:table-cell table:style-name="ce7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1.1211705">
            <text:p>21.1212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705">
            <text:p>1.705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756663205">
            <text:p>1.7567</text:p>
          </table:table-cell>
          <table:table-cell table:style-name="ce7" table:formula="of:=[.V31]" office:value-type="float" office:value="1.543">
            <text:p>1.543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89754443">
            <text:p>1.5898</text:p>
          </table:table-cell>
          <table:table-cell table:style-name="ce7" table:formula="of:=[.Y31]" office:value-type="float" office:value="1.604">
            <text:p>1.604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652602804">
            <text:p>1.6526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3.5">
            <text:p>13.50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3.77135">
            <text:p>13.7714</text:p>
          </table:table-cell>
          <table:table-cell table:style-name="ce7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0.91205">
            <text:p>20.9121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705">
            <text:p>1.705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7392705">
            <text:p>1.7393</text:p>
          </table:table-cell>
          <table:table-cell table:style-name="ce7" table:formula="of:=[.V32]" office:value-type="float" office:value="1.543">
            <text:p>1.543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740143">
            <text:p>1.5740</text:p>
          </table:table-cell>
          <table:table-cell table:style-name="ce7" table:formula="of:=[.Y32]" office:value-type="float" office:value="1.604">
            <text:p>1.604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6362404">
            <text:p>1.6362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3.5">
            <text:p>13.50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3.635">
            <text:p>13.6350</text:p>
          </table:table-cell>
          <table:table-cell table:style-name="ce7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0.705">
            <text:p>20.7050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705">
            <text:p>1.705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72205">
            <text:p>1.7221</text:p>
          </table:table-cell>
          <table:table-cell table:style-name="ce7" table:formula="of:=[.V33]" office:value-type="float" office:value="1.543">
            <text:p>1.543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5843">
            <text:p>1.5584</text:p>
          </table:table-cell>
          <table:table-cell table:style-name="ce7" table:formula="of:=[.Y33]" office:value-type="float" office:value="1.604">
            <text:p>1.604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62004">
            <text:p>1.6200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3.5">
            <text:p>13.50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3.5">
            <text:p>13.5000</text:p>
          </table:table-cell>
          <table:table-cell table:style-name="ce7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0.5">
            <text:p>20.50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705">
            <text:p>1.705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705">
            <text:p>1.7050</text:p>
          </table:table-cell>
          <table:table-cell table:style-name="ce7" table:formula="of:=[.V34]" office:value-type="float" office:value="1.543">
            <text:p>1.543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43">
            <text:p>1.5430</text:p>
          </table:table-cell>
          <table:table-cell table:style-name="ce7" table:formula="of:=[.Y34]" office:value-type="float" office:value="1.604">
            <text:p>1.604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604">
            <text:p>1.604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3.5">
            <text:p>13.50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3.3663366336634">
            <text:p>13.3663</text:p>
          </table:table-cell>
          <table:table-cell table:style-name="ce7" table:formula="of:=[.D35]" office:value-type="float" office:value="20.5">
            <text:p>20.5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20.2970297029703">
            <text:p>20.2970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705">
            <text:p>1.705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68811881188119">
            <text:p>1.6881</text:p>
          </table:table-cell>
          <table:table-cell table:style-name="ce7" table:formula="of:=[.V35]" office:value-type="float" office:value="1.543">
            <text:p>1.543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2772277227723">
            <text:p>1.5277</text:p>
          </table:table-cell>
          <table:table-cell table:style-name="ce7" table:formula="of:=[.Y35]" office:value-type="float" office:value="1.604">
            <text:p>1.604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58811881188119">
            <text:p>1.5881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3.5">
            <text:p>13.50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3.2339966669934">
            <text:p>13.2340</text:p>
          </table:table-cell>
          <table:table-cell table:style-name="ce7" table:formula="of:=[.D36]" office:value-type="float" office:value="20.5">
            <text:p>20.5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20.0960690128419">
            <text:p>20.0961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705">
            <text:p>1.705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6714047642388">
            <text:p>1.6714</text:p>
          </table:table-cell>
          <table:table-cell table:style-name="ce7" table:formula="of:=[.V36]" office:value-type="float" office:value="1.543">
            <text:p>1.543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51259680423488">
            <text:p>1.5126</text:p>
          </table:table-cell>
          <table:table-cell table:style-name="ce7" table:formula="of:=[.Y36]" office:value-type="float" office:value="1.604">
            <text:p>1.604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5723948632487">
            <text:p>1.5724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3.5">
            <text:p>13.50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1029669970232">
            <text:p>13.1030</text:p>
          </table:table-cell>
          <table:table-cell table:style-name="ce7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9.8970980325167">
            <text:p>19.8971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705">
            <text:p>1.705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65485620221663">
            <text:p>1.6549</text:p>
          </table:table-cell>
          <table:table-cell table:style-name="ce7" table:formula="of:=[.V37]" office:value-type="float" office:value="1.543">
            <text:p>1.543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9762059825236">
            <text:p>1.4976</text:p>
          </table:table-cell>
          <table:table-cell table:style-name="ce7" table:formula="of:=[.Y37]" office:value-type="float" office:value="1.604">
            <text:p>1.604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55682659727594">
            <text:p>1.5568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3.5">
            <text:p>13.50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2.973234650518">
            <text:p>12.9732</text:p>
          </table:table-cell>
          <table:table-cell table:style-name="ce7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9.7000970618977">
            <text:p>19.7001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705">
            <text:p>1.705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6384714873432">
            <text:p>1.6385</text:p>
          </table:table-cell>
          <table:table-cell table:style-name="ce7" table:formula="of:=[.V38]" office:value-type="float" office:value="1.543">
            <text:p>1.543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8279267153699">
            <text:p>1.4828</text:p>
          </table:table-cell>
          <table:table-cell table:style-name="ce7" table:formula="of:=[.Y38]" office:value-type="float" office:value="1.604">
            <text:p>1.604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54141247255044">
            <text:p>1.5414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3.5">
            <text:p>13.50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2.8447867826911">
            <text:p>12.8448</text:p>
          </table:table-cell>
          <table:table-cell table:style-name="ce7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9.5050465959383">
            <text:p>19.5050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705">
            <text:p>1.705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62224899736951">
            <text:p>1.6222</text:p>
          </table:table-cell>
          <table:table-cell table:style-name="ce7" table:formula="of:=[.V39]" office:value-type="float" office:value="1.543">
            <text:p>1.543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6811155597721">
            <text:p>1.4681</text:p>
          </table:table-cell>
          <table:table-cell table:style-name="ce7" table:formula="of:=[.Y39]" office:value-type="float" office:value="1.604">
            <text:p>1.604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52615096292123">
            <text:p>1.5262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3.5">
            <text:p>13.50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2.7176106759318">
            <text:p>12.7176</text:p>
          </table:table-cell>
          <table:table-cell table:style-name="ce7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9.3119273227112">
            <text:p>19.3119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705">
            <text:p>1.705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60618712610842">
            <text:p>1.6062</text:p>
          </table:table-cell>
          <table:table-cell table:style-name="ce7" table:formula="of:=[.V40]" office:value-type="float" office:value="1.543">
            <text:p>1.543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5357579799724">
            <text:p>1.4536</text:p>
          </table:table-cell>
          <table:table-cell table:style-name="ce7" table:formula="of:=[.Y40]" office:value-type="float" office:value="1.604">
            <text:p>1.604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51104055734775">
            <text:p>1.5110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3.5">
            <text:p>13.50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2.5916937385463">
            <text:p>12.5917</text:p>
          </table:table-cell>
          <table:table-cell table:style-name="ce7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9.1207201214963">
            <text:p>19.1207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705">
            <text:p>1.705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59028428327567">
            <text:p>1.5903</text:p>
          </table:table-cell>
          <table:table-cell table:style-name="ce7" table:formula="of:=[.V41]" office:value-type="float" office:value="1.543">
            <text:p>1.543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3918395841311">
            <text:p>1.4392</text:p>
          </table:table-cell>
          <table:table-cell table:style-name="ce7" table:formula="of:=[.Y41]" office:value-type="float" office:value="1.604">
            <text:p>1.604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49607975975025">
            <text:p>1.4961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3.5">
            <text:p>13.50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2.4670235035112">
            <text:p>12.4670</text:p>
          </table:table-cell>
          <table:table-cell table:style-name="ce7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8.9314060608874">
            <text:p>18.9314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705">
            <text:p>1.705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57453889433234">
            <text:p>1.5745</text:p>
          </table:table-cell>
          <table:table-cell table:style-name="ce7" table:formula="of:=[.V42]" office:value-type="float" office:value="1.543">
            <text:p>1.543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2493461229021">
            <text:p>1.4249</text:p>
          </table:table-cell>
          <table:table-cell table:style-name="ce7" table:formula="of:=[.Y42]" office:value-type="float" office:value="1.604">
            <text:p>1.604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48126708886163">
            <text:p>1.481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3.5">
            <text:p>13.50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2.3435876272388">
            <text:p>12.3436</text:p>
          </table:table-cell>
          <table:table-cell table:style-name="ce7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8.7439663969182">
            <text:p>18.7440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705">
            <text:p>1.705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55894940032905">
            <text:p>1.5589</text:p>
          </table:table-cell>
          <table:table-cell table:style-name="ce7" table:formula="of:=[.V43]" office:value-type="float" office:value="1.543">
            <text:p>1.543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41082634880219">
            <text:p>1.4108</text:p>
          </table:table-cell>
          <table:table-cell table:style-name="ce7" table:formula="of:=[.Y43]" office:value-type="float" office:value="1.604">
            <text:p>1.604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46660107808082">
            <text:p>1.4666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3.5">
            <text:p>13.50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2.2213738883553">
            <text:p>12.2214</text:p>
          </table:table-cell>
          <table:table-cell table:style-name="ce7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8.5583825712062">
            <text:p>18.55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705">
            <text:p>1.705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54351425775154">
            <text:p>1.5435</text:p>
          </table:table-cell>
          <table:table-cell table:style-name="ce7" table:formula="of:=[.V44]" office:value-type="float" office:value="1.543">
            <text:p>1.543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9685777109127">
            <text:p>1.3969</text:p>
          </table:table-cell>
          <table:table-cell table:style-name="ce7" table:formula="of:=[.Y44]" office:value-type="float" office:value="1.604">
            <text:p>1.604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45208027532755">
            <text:p>1.452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801707">
            <text:p>801707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2275127">
            <text:p>2275127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13.8">
            <text:p>1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50393869138">
            <text:p>14.503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13.8">
            <text:p>1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8">
            <text:p>1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13.8">
            <text:p>1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13.8">
            <text:p>1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13.8">
            <text:p>1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1302264889731">
            <text:p>13.130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8833807238261">
            <text:p>1.8834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86473338992684">
            <text:p>1.864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84627068309588">
            <text:p>1.8463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82799077534245">
            <text:p>1.8280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80989185677471">
            <text:p>1.8099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7919721354205">
            <text:p>1.7920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77422983705">
            <text:p>1.7742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756663205">
            <text:p>1.756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7392705">
            <text:p>1.7393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7220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68811881188119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6714047642388">
            <text:p>1.6714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65485620221663">
            <text:p>1.6549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6384714873432">
            <text:p>1.6385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62224899736951">
            <text:p>1.6222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60618712610842">
            <text:p>1.6062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59028428327567">
            <text:p>1.5903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57453889433234">
            <text:p>1.5745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55894940032905">
            <text:p>1.558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54351425775154">
            <text:p>1.543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4" table:default-cell-style-name="Default"/>
        <table:table-column table:style-name="co1" table:number-columns-repeated="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1.008">
            <text:p>1.008</text:p>
          </table:table-cell>
          <table:table-cell table:formula="of:=100*[.D9]/[.D10]-100" office:value-type="float" office:value="10.7692307692308">
            <text:p>10.77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0.91">
            <text:p>0.91</text:p>
          </table:table-cell>
          <table:table-cell table:formula="of:=100*[.D10]/[.D1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1]/[.D1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2]/[.D1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3]/[.D1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5]/[.D16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6]/[.D17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9]/[.D20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0]/[.D2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3]/[.D2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2015／06／04</text:date>, <text:time>16:27:5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04T16:27:55.61</dc:date>
    <meta:editing-duration>P45DT18H26M10S</meta:editing-duration>
    <meta:editing-cycles>157</meta:editing-cycles>
    <meta:generator>OpenOffice/4.1.1$Win32 OpenOffice.org_project/411m6$Build-9775</meta:generator>
    <meta:document-statistic meta:table-count="8" meta:cell-count="3739" meta:object-count="0"/>
  </office:meta>
</office:document-meta>
</file>